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bb064" officeooo:paragraph-rsid="000d37b5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color="#7477b8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7477b8" fo:font-style="italic" fo:font-weight="bold" officeooo:paragraph-rsid="0012611b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7477b8" fo:font-style="italic" fo:font-weight="bold" officeooo:rsid="0012611b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7477b8" fo:font-style="italic" fo:font-weight="bold" officeooo:rsid="0012611b" officeooo:paragraph-rsid="0012611b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top="0.004cm" fo:margin-bottom="0.004cm" loext:contextual-spacing="false" fo:line-height="150%" fo:text-align="start" style:justify-single-word="false"/>
      <style:text-properties fo:color="#7477b8" style:font-name="Liberation Serif" fo:font-size="12pt" fo:font-style="italic" fo:font-weight="bold" officeooo:rsid="0012611b" officeooo:paragraph-rsid="00133d8e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margin-top="0.004cm" fo:margin-bottom="0.004cm" loext:contextual-spacing="false" fo:line-height="150%" fo:text-align="justify" style:justify-single-word="false"/>
      <style:text-properties fo:color="#7477b8" style:font-name="Liberation Serif" fo:font-size="12pt" fo:language="en" fo:country="GB" fo:font-style="italic" fo:font-weight="bold" officeooo:rsid="0012611b" officeooo:paragraph-rsid="00133d8e" style:font-size-asian="12pt" style:language-asian="fr" style:country-asian="FR" style:font-style-asian="italic" style:font-weight-asian="bold" style:font-name-complex="Times New Roman" style:font-size-complex="12pt" style:font-style-complex="italic" style:font-weight-complex="bold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officeooo:rsid="000d37b5"/>
    </style:style>
    <style:style style:name="T2" style:family="text">
      <style:text-properties fo:language="en" fo:country="GB" style:language-asian="fr" style:country-asian="FR" style:font-name-complex="Times New Roman"/>
    </style:style>
    <style:style style:name="T3" style:family="text">
      <style:text-properties officeooo:rsid="00133d8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DÉDICACES</text:p>
      <text:p text:style-name="P2"><draw:line text:anchor-type="paragraph" draw:z-index="0" draw:name="Forme1" draw:style-name="gr1" draw:text-style-name="P8" svg:x1="-0.073cm" svg:y1="0.309cm" svg:x2="17.101cm" svg:y2="0.309cm"><text:p/></draw:line></text:p>
      <text:p text:style-name="Standard"/>
      <text:p text:style-name="Standard">Je dédie ce travail à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p text:style-name="P5">REMERCIEMENTS</text:p>
      <text:p text:style-name="P5"><draw:line text:anchor-type="paragraph" draw:z-index="1" draw:name="Forme2" draw:style-name="gr1" draw:text-style-name="P9" svg:x1="0.06cm" svg:y1="0.351cm" svg:x2="17.126cm" svg:y2="0.298cm"><text:p/></draw:line><text:s/></text:p>
      <text:p text:style-name="P3"/>
      <text:p text:style-name="Standard">Tout d’abord, je rends grâce à Dieu, le tout miséricordieux.</text:p>
      <text:p text:style-name="Standard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>Liste des abréviations, des sigles et acronymes</text:span></text:p>
      <text:p text:style-name="P6"><draw:line text:anchor-type="paragraph" draw:z-index="2" draw:name="Forme3" draw:style-name="gr1" draw:text-style-name="P9" svg:x1="-0.019cm" svg:y1="0.285cm" svg:x2="17.152cm" svg:y2="0.153cm"><text:p/></draw:line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Liste des tableaux</text:p>
      <text:p text:style-name="P7"><draw:line text:anchor-type="paragraph" draw:z-index="3" draw:name="Forme4" draw:style-name="gr1" draw:text-style-name="P9" svg:x1="0.034cm" svg:y1="0.275cm" svg:x2="17.232cm" svg:y2="0.196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line text:anchor-type="paragraph" draw:z-index="4" draw:name="Forme5" draw:style-name="gr1" draw:text-style-name="P9" svg:x1="-0.205cm" svg:y1="1.072cm" svg:x2="17.125cm" svg:y2="1.072cm"><text:p/></draw:line>Liste des <text:span text:style-name="T3">figu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normal" officeooo:rsid="001bb064" officeooo:paragraph-rsid="000d37b5" style:font-size-asian="12.25pt" style:font-weight-asian="normal" style:font-size-complex="14pt" style:font-weight-complex="normal"/>
    </style:style>
    <style:style style:name="MT1" style:family="text">
      <style:text-properties officeooo:rsid="000d37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</text:span>lateforme de gestion des commandes et réservation des tables en ligne des restaurants 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1:48:55.587778918</meta:creation-date>
    <dc:date>2019-06-11T16:43:35.119208984</dc:date>
    <meta:editing-duration>PT1H20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9" meta:word-count="44" meta:character-count="275" meta:non-whitespace-character-count="237"/>
  </office:meta>
</office:document-meta>
</file>